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552" officeooo:paragraph-rsid="0012f552"/>
    </style:style>
    <style:style style:name="P2" style:family="paragraph" style:parent-style-name="Standard">
      <style:text-properties officeooo:rsid="0013efe0" officeooo:paragraph-rsid="0013efe0"/>
    </style:style>
    <style:style style:name="P3" style:family="paragraph" style:parent-style-name="Standard">
      <style:text-properties officeooo:rsid="0012f552" officeooo:paragraph-rsid="0012f552"/>
    </style:style>
    <style:style style:name="P4" style:family="paragraph" style:parent-style-name="Standard">
      <style:text-properties officeooo:rsid="001aabfa" officeooo:paragraph-rsid="001aabfa"/>
    </style:style>
    <style:style style:name="T1" style:family="text">
      <style:text-properties officeooo:rsid="0013efe0"/>
    </style:style>
    <style:style style:name="T2" style:family="text">
      <style:text-properties officeooo:rsid="0016394d"/>
    </style:style>
    <style:style style:name="T3" style:family="text">
      <style:text-properties officeooo:rsid="00192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 monsieur ,</text:p>
      <text:p text:style-name="P1"/>
      <text:p text:style-name="P1">Vous trouverez ci-joint mon lien <text:span text:style-name="T3">G</text:span>ithub avec mon code et le script de ma base de données.</text:p>
      <text:p text:style-name="P1"><text:span text:style-name="T3">V</text:span>ous pouvez changer les identifiants de connexion <text:span text:style-name="T3">dans le fichier</text:span> « connexion.php ».</text:p>
      <text:p text:style-name="P1">Pour intégrer mon script dans votre BDD <text:span text:style-name="T3">mySQL</text:span>, vous devez créer une <text:span text:style-name="T2">nouvelle </text:span>base <text:span text:style-name="T2">de données</text:span> « liste » puis importer le script « <text:span text:style-name="T1">liste.sql ».</text:span></text:p>
      <text:p text:style-name="P1"/>
      <text:p text:style-name="P4">Lien : https://github.com/ChauveauE/projet5/</text:p>
      <text:p text:style-name="P1"/>
      <text:p text:style-name="P2">Cordialement,</text:p>
      <text:p text:style-name="P2"/>
      <text:p text:style-name="P2">Elodie CHAUV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5:02:51.974710993</meta:creation-date>
    <meta:generator>LibreOffice/5.3.1.2$Linux_X86_64 LibreOffice_project/30m0$Build-2</meta:generator>
    <dc:date>2017-12-08T16:44:54.355827516</dc:date>
    <meta:editing-duration>PT1H17M16S</meta:editing-duration>
    <meta:editing-cycles>5</meta:editing-cycles>
    <meta:document-statistic meta:table-count="0" meta:image-count="0" meta:object-count="0" meta:page-count="1" meta:paragraph-count="7" meta:word-count="65" meta:character-count="404" meta:non-whitespace-character-count="346"/>
  </office:meta>
</office:document-meta>
</file>